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Adapter.componentStopp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Adapter.componentInitializ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Adapter.componentUninstall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Adapter.componentShutDown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Adapter.componentStart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Adapter.componentInstall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